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6.6479in" fo:margin-left="0.0458in" table:align="left"/>
    </style:style>
    <style:style style:name="Таблица1.A" style:family="table-column">
      <style:table-column-properties style:column-width="0.3743in"/>
    </style:style>
    <style:style style:name="Таблица1.B" style:family="table-column">
      <style:table-column-properties style:column-width="0.4181in"/>
    </style:style>
    <style:style style:name="Таблица1.C" style:family="table-column">
      <style:table-column-properties style:column-width="0.4188in"/>
    </style:style>
    <style:style style:name="Таблица1.I" style:family="table-column">
      <style:table-column-properties style:column-width="0.4153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P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P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6931in" table:align="margins"/>
    </style:style>
    <style:style style:name="Таблица2.A" style:family="table-column">
      <style:table-column-properties style:column-width="0.4181in" style:rel-column-width="409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P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P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2" style:family="paragraph" style:parent-style-name="Standard">
      <style:text-properties fo:language="ru" fo:country="RU" officeooo:rsid="000615bb" officeooo:paragraph-rsid="000615bb"/>
    </style:style>
    <style:style style:name="P3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a561a4"/>
    </style:style>
    <style:style style:name="P6" style:family="paragraph" style:parent-style-name="Standard">
      <style:paragraph-properties fo:text-align="start" style:justify-single-word="false"/>
      <style:text-properties fo:font-size="10pt" officeooo:paragraph-rsid="00a561a4" style:font-size-asian="10pt" style:font-size-complex="10pt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a561a4"/>
    </style:style>
    <style:style style:name="P9" style:family="paragraph" style:parent-style-name="Standard">
      <style:paragraph-properties fo:text-align="justify" style:justify-single-word="false"/>
      <style:text-properties officeooo:rsid="00a67356" officeooo:paragraph-rsid="00a67356"/>
    </style:style>
    <style:style style:name="P10" style:family="paragraph" style:parent-style-name="Standard">
      <style:paragraph-properties fo:text-align="justify" style:justify-single-word="false"/>
      <style:text-properties officeooo:rsid="00a71886" officeooo:paragraph-rsid="00a71886"/>
    </style:style>
    <style:style style:name="P11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b5a05" officeooo:paragraph-rsid="009b5a05"/>
    </style:style>
    <style:style style:name="P12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dd28c" officeooo:paragraph-rsid="009dd28c"/>
    </style:style>
    <style:style style:name="P13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9f9a27" officeooo:paragraph-rsid="009f9a27"/>
    </style:style>
    <style:style style:name="P14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0793b" officeooo:paragraph-rsid="00a0793b"/>
    </style:style>
    <style:style style:name="P15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25ce4" officeooo:paragraph-rsid="00a25ce4"/>
    </style:style>
    <style:style style:name="P16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3ba7e" officeooo:paragraph-rsid="00a3ba7e"/>
    </style:style>
    <style:style style:name="P17" style:family="paragraph" style:parent-style-name="Standard">
      <style:paragraph-properties fo:margin-top="0.0598in" fo:margin-bottom="0in" loext:contextual-spacing="false" fo:text-align="justify" style:justify-single-word="false"/>
      <style:text-properties officeooo:rsid="00a71886" officeooo:paragraph-rsid="00a71886"/>
    </style:style>
    <style:style style:name="P18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19" style:family="paragraph" style:parent-style-name="Text_20_body">
      <style:paragraph-properties fo:text-align="center" style:justify-single-word="false"/>
      <style:text-properties fo:font-size="18pt" fo:language="ru" fo:country="RU" officeooo:rsid="0099f27f" officeooo:paragraph-rsid="00692d14" style:font-size-asian="18pt" style:font-size-complex="18pt"/>
    </style:style>
    <style:style style:name="P20" style:family="paragraph" style:parent-style-name="Text_20_body">
      <style:paragraph-properties fo:text-align="center" style:justify-single-word="false"/>
      <style:text-properties fo:font-size="26pt" fo:language="ru" fo:country="RU" officeooo:rsid="0099f27f" officeooo:paragraph-rsid="0099f27f" style:font-size-asian="26pt" style:font-size-complex="26pt"/>
    </style:style>
    <style:style style:name="P21" style:family="paragraph" style:parent-style-name="Heading_20_1" style:list-style-name=""/>
    <style:style style:name="P22" style:family="paragraph" style:parent-style-name="Heading_20_1">
      <style:paragraph-properties fo:break-before="page"/>
    </style:style>
    <style:style style:name="P23" style:family="paragraph" style:parent-style-name="Table_20_Contents">
      <style:paragraph-properties fo:text-align="justify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officeooo:rsid="00a3ba7e" officeooo:paragraph-rsid="00a3ba7e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a3ba7e" officeooo:paragraph-rsid="00a3ba7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561a4" style:font-weight-asian="bold" style:font-weight-complex="bold"/>
    </style:style>
    <style:style style:name="T3" style:family="text">
      <style:text-properties officeooo:rsid="009b5a05"/>
    </style:style>
    <style:style style:name="T4" style:family="text">
      <style:text-properties officeooo:rsid="009d157c"/>
    </style:style>
    <style:style style:name="T5" style:family="text">
      <style:text-properties officeooo:rsid="00a25ce4"/>
    </style:style>
    <style:style style:name="T6" style:family="text">
      <style:text-properties officeooo:rsid="00a561a4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a561a4" style:font-size-asian="10pt" style:font-size-complex="10pt"/>
    </style:style>
    <style:style style:name="T9" style:family="text">
      <style:text-properties officeooo:rsid="00a71886"/>
    </style:style>
    <style:style style:name="T10" style:family="text">
      <style:text-properties officeooo:rsid="00a8fc6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PGA-конструктор </text:p>
      <text:p text:style-name="P3">советских микро-ЭВМ</text:p>
      <text:p text:style-name="P1"/>
      <text:p text:style-name="P18">ДВК-1</text:p>
      <text:p text:style-name="P18">ДВК-2</text:p>
      <text:p text:style-name="P18">ДВК-3</text:p>
      <text:p text:style-name="P18">Электроника-60</text:p>
      <text:p text:style-name="P19"/>
      <text:p text:style-name="P19"/>
      <text:p text:style-name="P20">Краткое руководство по созданию собственных периферийных устройств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Содержание</text:p>
          </text:index-title>
          <text:p text:style-name="P29"><text:a xlink:type="simple" xlink:href="#__RefHeading___Toc1015_1594050684" text:style-name="Index_20_Link" text:visited-style-name="Index_20_Link">1. Введение<text:tab/>3</text:a></text:p>
        </text:index-body>
      </text:table-of-content>
      <text:h text:style-name="P21" text:outline-level="1"/>
      <text:h text:style-name="P22" text:outline-level="1"><text:bookmark-start text:name="__RefHeading___Toc1015_1594050684"/>1. Введение<text:bookmark-end text:name="__RefHeading___Toc1015_1594050684"/></text:h>
      <text:p text:style-name="P2"/>
      <text:p text:style-name="P4">Это проект <text:span text:style-name="T3">разрабатывался в первую очередь как замена физически и морально устаревшего управляющего оборудования, все еще находящегося в эксплуатации на различных предприятиях. В 80-х — 90-х годах прошлого века контроллеры на основе PDP-11 — совместимого оборудования были весьма популярны и использовались в различных контрольно-измерительных приборах, системах ЧПУ, лабораторных стендах и много где еще. Сейчас это оборудование все еще частично эксплуатируется, и самым узким местом становится именно управляющий контроллер — древняя элементная база уже переработала все мыслимые сроки, и дальнейший ремонт становится весьма затруднительным.</text:span></text:p>
      <text:p text:style-name="P11">В основе таких управляющих систем обычно находится какая-либо из плат микро-ЭВМ, чаще всего МС1201.02 или Электроника-60. К микро-ЭВМ через шину МПИ подключаются специализированные платы, стыкующие контроллер с управляемым оборудованием — аналоговыми и дискретными каналами ввода-вывода. <text:span text:style-name="T4">В контроллер обычно или добавляется набор ПЗУ с управляющими программами, или программы грузятся с перфоленты или гибкого диска.</text:span></text:p>
      <text:p text:style-name="P12">Предлагаемый, и уже опробованный мной подход предполагает не замену вышедших из строя плат в корзине МПИ, а замену всего контроллера целиком. Для этого придется разработать новую плату, уже на современных электронных компонентах, содержащую в своем составе все необходимые каналы для стыковки с оборудованием — ЦАП, АЦП, опторазвязки дискретных датчиков, реле, и все прочее. Плата эта подключается к портам FPGA, и вся обработка производится контроллером, схемотехнически реализованном уже внутри FPGA. Такой подход имеет массу достоинств. Можно выкинуть из электрошкафа громоздкую корзину МПИ и еще более громоздкий блок питания — новая схема будет компактной, и потреблять всего несколько ватт. Как следствие, контроллер будет совершенно холодным и не потребует систему охлаждающих вентиляторов, противно воющих <text:s/>в электрошкафе и собирающих из воздуха цеха грязь и пыль. Схема станет надежной — она построена на современной элементной базе, имеет минимум разъемных соединений.</text:p>
      <text:p text:style-name="P12">В качестве платы FPGA можно использовать любую подходящую отладочную плату — их много продается и в Китае, и у локальных торгашей. Главное, чтобы стоящая на ней FPGA имела достаточно ресурсов для реализации схемы контроллера, и имела достаточное количество внешних портов.</text:p>
      <text:p text:style-name="P13">Для реализации полноценного контроллера потребуется создать дополнительные модули, подключаемые к внутренней общей шине wishbone, и осуществляющие взаимодействие с оборудованием. Модули должны иметь тот же самый набор регистров и тот же протокол работы, что и оригинальные интерфейсные платы, работавшие ранее на шине МПИ в оригинальном контроллере. Этот документ дает краткое знакомство с процессом добавления модулей к проекту.</text:p>
      <text:h text:style-name="Heading_20_1" text:outline-level="1">2. Постановка задачи</text:h>
      <text:p text:style-name="P15">Процесс создания модуля будем разбирать на конкретном примере. Пример будет сильно упрощенным и избыточным по количеству регистров — он не предназначен для использования на практике, и нужен только как пример.</text:p>
      <text:p text:style-name="P14">Предположим, что нам нужно сделать устройство двухканального дискретного ввода-вывода. Снаружи к модулю подключаются два исполнительных устройства, например <text:span text:style-name="T5">два </text:span>реле, и два дискретных датчика, например концевых выключателя. <text:span text:style-name="T6">Назовем наш модуль просто и незатейливо — </text:span><text:span text:style-name="T2">dio</text:span><text:span text:style-name="T6">.</text:span></text:p>
      <text:p text:style-name="P15"><text:soft-page-break/>Модуль имеет на общей шине 2 регистра — регистр управления CSR и регистр данных DR. Биты регистра данных отражают состояние дискретных датчиков, а также упраляют состоянием исполнительных устройств.</text:p>
      <text:p text:style-name="P15">В случае появления логической 1 (активное состояние) на любом из входов модуль должен вызвать векторное прерывание.</text:p>
      <text:p text:style-name="P15">Присвоим регистру управления адрес 175300, регистру данных адрес 175302. Прерывание будет использовать вектор 310.</text:p>
      <text:p text:style-name="P15">Формат регистра CSR: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I"/>
        <table:table-column table:style-name="Таблица1.B"/>
        <table:table-column table:style-name="Таблица1.C" table:number-columns-repeated="2"/>
        <table:table-column table:style-name="Таблица1.B"/>
        <table:table-column table:style-name="Таблица1.C" table:number-columns-repeated="2"/>
        <table:table-column table:style-name="Таблица1.B"/>
        <table:table-row>
          <table:table-cell table:style-name="Таблица1.A1" office:value-type="string">
            <text:p text:style-name="P25">15</text:p>
          </table:table-cell>
          <table:table-cell table:style-name="Таблица1.A1" office:value-type="string">
            <text:p text:style-name="P25">14</text:p>
          </table:table-cell>
          <table:table-cell table:style-name="Таблица1.A1" office:value-type="string">
            <text:p text:style-name="P25">13</text:p>
          </table:table-cell>
          <table:table-cell table:style-name="Таблица1.A1" office:value-type="string">
            <text:p text:style-name="P25">12</text:p>
          </table:table-cell>
          <table:table-cell table:style-name="Таблица1.A1" office:value-type="string">
            <text:p text:style-name="P25">11</text:p>
          </table:table-cell>
          <table:table-cell table:style-name="Таблица1.A1" office:value-type="string">
            <text:p text:style-name="P25">10</text:p>
          </table:table-cell>
          <table:table-cell table:style-name="Таблица1.A1" office:value-type="string">
            <text:p text:style-name="P25">9</text:p>
          </table:table-cell>
          <table:table-cell table:style-name="Таблица1.A1" office:value-type="string">
            <text:p text:style-name="P25">8</text:p>
          </table:table-cell>
          <table:table-cell table:style-name="Таблица1.A1" office:value-type="string">
            <text:p text:style-name="P25">7</text:p>
          </table:table-cell>
          <table:table-cell table:style-name="Таблица1.A1" office:value-type="string">
            <text:p text:style-name="P25">6</text:p>
          </table:table-cell>
          <table:table-cell table:style-name="Таблица1.A1" office:value-type="string">
            <text:p text:style-name="P25">5</text:p>
          </table:table-cell>
          <table:table-cell table:style-name="Таблица1.A1" office:value-type="string">
            <text:p text:style-name="P25">4</text:p>
          </table:table-cell>
          <table:table-cell table:style-name="Таблица1.A1" office:value-type="string">
            <text:p text:style-name="P25">3</text:p>
          </table:table-cell>
          <table:table-cell table:style-name="Таблица1.A1" office:value-type="string">
            <text:p text:style-name="P25">2</text:p>
          </table:table-cell>
          <table:table-cell table:style-name="Таблица1.A1" office:value-type="string">
            <text:p text:style-name="P25">1</text:p>
          </table:table-cell>
          <table:table-cell table:style-name="Таблица1.P1" office:value-type="string">
            <text:p text:style-name="P25">0</text:p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6">IE</text:p>
          </table:table-cell>
          <table:table-cell table:style-name="Таблица1.A2" office:value-type="string">
            <text:p text:style-name="P26">IRQ</text:p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P2" office:value-type="string">
            <text:p text:style-name="P24"/>
          </table:table-cell>
        </table:table-row>
        <table:table-row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5">R/W</text:p>
          </table:table-cell>
          <table:table-cell table:style-name="Таблица1.A2" office:value-type="string">
            <text:p text:style-name="P25">R/W</text:p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/>
          </table:table-cell>
          <table:table-cell table:style-name="Таблица1.P2" office:value-type="string">
            <text:p text:style-name="P24"/>
          </table:table-cell>
        </table:table-row>
      </table:table>
      <text:p text:style-name="P15"/>
      <text:p text:style-name="P16">Бит 6 (<text:span text:style-name="T1">IE</text:span>) — разрешение прерывания. Это бит есть в регистре CSR всех стандарных устройств.</text:p>
      <text:p text:style-name="P16">Бит 5 (<text:span text:style-name="T1">IRQ</text:span>) — признак запроса прерывания. Если наступило событие, приводящее к прерыванию, но самого прерывания еще не произошло, это флаг устанавливается в 1. Запись <text:span text:style-name="T10">1</text:span> в этот разряд приводит к сбросу ожидающего прерывания.</text:p>
      <text:p text:style-name="P16">Конечно, в данном случае регистр упрощен до предела и вообще не особо нужен. В более сложных устройствах обычно есть бит 15 (BSY) — признак занятости модуля, <text:s/>бит 0 (GO) — триггер запуска команды на выполнение, и бит 7 (DRQ) — признак готовности данных для чтения-записи процессором. </text:p>
      <text:p text:style-name="P16"/>
      <text:p text:style-name="P16">Формат регистра DR:</text:p>
      <text:p text:style-name="P16"/>
      <table:table table:name="Таблица2" table:style-name="Таблица2">
        <table:table-column table:style-name="Таблица2.A" table:number-columns-repeated="16"/>
        <table:table-row>
          <table:table-cell table:style-name="Таблица2.A1" office:value-type="string">
            <text:p text:style-name="P25">15</text:p>
          </table:table-cell>
          <table:table-cell table:style-name="Таблица2.A1" office:value-type="string">
            <text:p text:style-name="P25">14</text:p>
          </table:table-cell>
          <table:table-cell table:style-name="Таблица2.A1" office:value-type="string">
            <text:p text:style-name="P25">13</text:p>
          </table:table-cell>
          <table:table-cell table:style-name="Таблица2.A1" office:value-type="string">
            <text:p text:style-name="P25">12</text:p>
          </table:table-cell>
          <table:table-cell table:style-name="Таблица2.A1" office:value-type="string">
            <text:p text:style-name="P25">11</text:p>
          </table:table-cell>
          <table:table-cell table:style-name="Таблица2.A1" office:value-type="string">
            <text:p text:style-name="P25">10</text:p>
          </table:table-cell>
          <table:table-cell table:style-name="Таблица2.A1" office:value-type="string">
            <text:p text:style-name="P25">9</text:p>
          </table:table-cell>
          <table:table-cell table:style-name="Таблица2.A1" office:value-type="string">
            <text:p text:style-name="P25">8</text:p>
          </table:table-cell>
          <table:table-cell table:style-name="Таблица2.A1" office:value-type="string">
            <text:p text:style-name="P25">7</text:p>
          </table:table-cell>
          <table:table-cell table:style-name="Таблица2.A1" office:value-type="string">
            <text:p text:style-name="P25">6</text:p>
          </table:table-cell>
          <table:table-cell table:style-name="Таблица2.A1" office:value-type="string">
            <text:p text:style-name="P25">5</text:p>
          </table:table-cell>
          <table:table-cell table:style-name="Таблица2.A1" office:value-type="string">
            <text:p text:style-name="P25">4</text:p>
          </table:table-cell>
          <table:table-cell table:style-name="Таблица2.A1" office:value-type="string">
            <text:p text:style-name="P25">3</text:p>
          </table:table-cell>
          <table:table-cell table:style-name="Таблица2.A1" office:value-type="string">
            <text:p text:style-name="P25">2</text:p>
          </table:table-cell>
          <table:table-cell table:style-name="Таблица2.A1" office:value-type="string">
            <text:p text:style-name="P25">1</text:p>
          </table:table-cell>
          <table:table-cell table:style-name="Таблица2.P1" office:value-type="string">
            <text:p text:style-name="P25">0</text:p>
          </table:table-cell>
        </table:table-row>
        <table:table-row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7"/>
          </table:table-cell>
          <table:table-cell table:style-name="Таблица2.A2" office:value-type="string">
            <text:p text:style-name="P26">O2</text:p>
          </table:table-cell>
          <table:table-cell table:style-name="Таблица2.A2" office:value-type="string">
            <text:p text:style-name="P26">O1</text:p>
          </table:table-cell>
          <table:table-cell table:style-name="Таблица2.A2" office:value-type="string">
            <text:p text:style-name="P26">I2</text:p>
          </table:table-cell>
          <table:table-cell table:style-name="Таблица2.P2" office:value-type="string">
            <text:p text:style-name="P26">I1</text:p>
          </table:table-cell>
        </table:table-row>
        <table:table-row>
          <table:table-cell table:style-name="Таблица2.A2" office:value-type="string">
            <text:p text:style-name="P23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4"/>
          </table:table-cell>
          <table:table-cell table:style-name="Таблица2.A2" office:value-type="string">
            <text:p text:style-name="P25">R/W</text:p>
          </table:table-cell>
          <table:table-cell table:style-name="Таблица2.A2" office:value-type="string">
            <text:p text:style-name="P25">R/W</text:p>
          </table:table-cell>
          <table:table-cell table:style-name="Таблица2.A2" office:value-type="string">
            <text:p text:style-name="P25">R</text:p>
          </table:table-cell>
          <table:table-cell table:style-name="Таблица2.P2" office:value-type="string">
            <text:p text:style-name="P25">R</text:p>
          </table:table-cell>
        </table:table-row>
      </table:table>
      <text:p text:style-name="P16"/>
      <text:p text:style-name="P16">Биты 3 и 2 (<text:span text:style-name="T1">О2</text:span> и <text:span text:style-name="T1">О1</text:span>) — управление каждым из каналов дискретного вывода. Записанная в этот регистр 0 или 1 переключает уровень сигнала на выходе, например включает-выключает реле.</text:p>
      <text:p text:style-name="P16">Биты 1 и 0 (<text:span text:style-name="T1">I2</text:span> и <text:span text:style-name="T1">I1</text:span>) отражают состояние соответствующих дискретных входов. Запись в эти разряды игнорируется.</text:p>
      <text:p text:style-name="P16"/>
      <text:h text:style-name="Heading_20_1" text:outline-level="1">3. Внешние порты модуля</text:h>
      <text:p text:style-name="P4">Для стыковки с шиной wishbone модуль должен иметь стандартный набор сигналов этой шины. Кроме того, в список внешних портов включаются 2 линии ввода и 2 линии вывода <text:span text:style-name="T6">дискретных данных. Вот заголовок нашего модуля:</text:span></text:p>
      <text:p text:style-name="P4"/>
      <text:p text:style-name="P7"><text:span text:style-name="Source_20_Text"><text:span text:style-name="T7">module </text:span></text:span><text:span text:style-name="Source_20_Text"><text:span text:style-name="T8">dio </text:span></text:span><text:span text:style-name="Source_20_Text"><text:span text:style-name="T7">(</text:span></text:span></text:p>
      <text:p text:style-name="P7"><text:span text:style-name="Source_20_Text"><text:span text:style-name="T7"><text:s text:c="3"/>input <text:s text:c="17"/>wb_clk_i, <text:s text:c="2"/>// тактовая частота шины</text:span></text:span></text:p>
      <text:p text:style-name="P7"><text:span text:style-name="Source_20_Text"><text:span text:style-name="T7"><text:s text:c="3"/>input <text:s text:c="17"/>wb_rst_i, <text:s text:c="2"/>// сброс</text:span></text:span></text:p>
      <text:p text:style-name="P7"><text:span text:style-name="Source_20_Text"><text:span text:style-name="T7"><text:s text:c="3"/>input <text:s text:c="3"/>[1:0] <text:s text:c="8"/>wb_adr_i, <text:s text:c="2"/>// адрес </text:span></text:span></text:p>
      <text:p text:style-name="P7"><text:soft-page-break/><text:span text:style-name="Source_20_Text"><text:span text:style-name="T7"><text:s text:c="3"/>input <text:s text:c="5"/>[15:0] <text:s text:c="5"/>wb_dat_i, <text:s text:c="2"/>// входные данные</text:span></text:span></text:p>
      <text:p text:style-name="P7"><text:span text:style-name="Source_20_Text"><text:span text:style-name="T7"><text:s text:c="3"/>output reg [15:0] <text:s text:c="5"/>wb_dat_o, <text:s text:c="2"/>// выходные данные</text:span></text:span></text:p>
      <text:p text:style-name="P7"><text:span text:style-name="Source_20_Text"><text:span text:style-name="T7"><text:s text:c="3"/>input <text:s text:c="17"/>wb_cyc_i, <text:s text:c="2"/>// начало цикла шины</text:span></text:span></text:p>
      <text:p text:style-name="P7"><text:span text:style-name="Source_20_Text"><text:span text:style-name="T7"><text:s text:c="3"/>input <text:s text:c="17"/>wb_we_i, <text:s text:c="3"/>// разрешение записи (0 - чтение)</text:span></text:span></text:p>
      <text:p text:style-name="P7"><text:span text:style-name="Source_20_Text"><text:span text:style-name="T7"><text:s text:c="3"/>input <text:s text:c="17"/>wb_stb_i, <text:s text:c="2"/>// строб цикла шины</text:span></text:span></text:p>
      <text:p text:style-name="P7"><text:span text:style-name="Source_20_Text"><text:span text:style-name="T7"><text:s text:c="3"/>input <text:s text:c="5"/>[1:0] <text:s text:c="6"/>wb_sel_i, <text:s text:c="2"/>// выбор байтов для записи </text:span></text:span></text:p>
      <text:p text:style-name="P7"><text:span text:style-name="Source_20_Text"><text:span text:style-name="T7"><text:s text:c="3"/>output reg <text:s text:c="12"/>wb_ack_o, <text:s text:c="2"/>// подтверждение выбора устройства</text:span></text:span></text:p>
      <text:p text:style-name="P7"><text:span text:style-name="Source_20_Text"><text:span text:style-name="T7"/></text:span></text:p>
      <text:p text:style-name="P7"><text:span text:style-name="Source_20_Text"><text:span text:style-name="T7">// обработка прерывания <text:s text:c="2"/></text:span></text:span></text:p>
      <text:p text:style-name="P7"><text:span text:style-name="Source_20_Text"><text:span text:style-name="T7"><text:s text:c="3"/>output reg <text:s text:c="12"/>irq, <text:s text:c="7"/>// запрос</text:span></text:span></text:p>
      <text:p text:style-name="P7"><text:span text:style-name="Source_20_Text"><text:span text:style-name="T7"><text:s text:c="3"/>input <text:s text:c="17"/>iack, <text:s text:c="6"/>// подтверждение</text:span></text:span></text:p>
      <text:p text:style-name="P7"><text:span text:style-name="Source_20_Text"><text:span text:style-name="T7"><text:s text:c="3"/></text:span></text:span></text:p>
      <text:p text:style-name="P7"><text:span text:style-name="Source_20_Text"><text:span text:style-name="T7">// интерфейс </text:span></text:span><text:span text:style-name="Source_20_Text"><text:span text:style-name="T8">ввода-вывода дискретных сигналов</text:span></text:span></text:p>
      <text:p text:style-name="P8"><text:span text:style-name="Source_20_Text"><text:span text:style-name="T7"><text:s text:c="3"/>output </text:span></text:span><text:span text:style-name="Source_20_Text"><text:span text:style-name="T8">reg </text:span></text:span><text:span text:style-name="Source_20_Text"><text:span text:style-name="T7"><text:s text:c="12"/></text:span></text:span><text:span text:style-name="Source_20_Text"><text:span text:style-name="T8">do1</text:span></text:span><text:span text:style-name="Source_20_Text"><text:span text:style-name="T7">, <text:s text:c="3"/>// </text:span></text:span><text:span text:style-name="Source_20_Text"><text:span text:style-name="T8">выходная линия 1</text:span></text:span></text:p>
      <text:p text:style-name="P8"><text:span text:style-name="Source_20_Text"><text:span text:style-name="T7"><text:s text:c="3"/>output </text:span></text:span><text:span text:style-name="Source_20_Text"><text:span text:style-name="T8">reg </text:span></text:span><text:span text:style-name="Source_20_Text"><text:span text:style-name="T7"><text:s text:c="12"/></text:span></text:span><text:span text:style-name="Source_20_Text"><text:span text:style-name="T8">do2</text:span></text:span><text:span text:style-name="Source_20_Text"><text:span text:style-name="T7">, <text:s text:c="3"/>// </text:span></text:span><text:span text:style-name="Source_20_Text"><text:span text:style-name="T8">выходная линия 2</text:span></text:span></text:p>
      <text:p text:style-name="P6"><text:span text:style-name="Source_20_Text"><text:s text:c="3"/></text:span><text:span text:style-name="Source_20_Text"><text:span text:style-name="T6">input <text:s text:c="17"/>di1, <text:s text:c="3"/>// входной сигнал 1</text:span></text:span></text:p>
      <text:p text:style-name="P6"><text:span text:style-name="Source_20_Text"><text:s text:c="3"/></text:span><text:span text:style-name="Source_20_Text"><text:span text:style-name="T6">input <text:s text:c="17"/>di2 <text:s text:c="4"/>// входной сигнал 2</text:span></text:span></text:p>
      <text:p text:style-name="P6"><text:span text:style-name="Source_20_Text"><text:span text:style-name="T6"><text:s/>);</text:span></text:span></text:p>
      <text:p text:style-name="P5"/>
      <text:p text:style-name="P9">Из всей адресной шины нам требуются только 2 бита, поскольку в адресном пространстве модуль представлен двумя регистрами (диапазон адресов 175300-175303). Назначение всех сигналов шины и ее протокол можно найти в описании шины wishbone.</text:p>
      <text:p text:style-name="P9"/>
      <text:h text:style-name="Heading_20_1" text:outline-level="1">4. <text:span text:style-name="T9">Блок синхронной обработки и начальный сброс</text:span></text:h>
      <text:p text:style-name="P10">Всю обработку мы будем делать в едином always-блоке, синхронизированном с тактовым сигналом шины wishbone. В более сложных проектах часть логики, конечно, имеет смысл вынести в отдельные блоки, но в данном случае этого не требуется.</text:p>
      <text:p text:style-name="P17">Первое, что обязательно надо сделать — это сбросить все внутренние флаги моудля, а выходные линии do1 и do2 установить в начальное состояние, например в 0: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3T13:14:52.296946601</dc:date>
    <meta:editing-duration>P1DT8M36S</meta:editing-duration>
    <meta:editing-cycles>72</meta:editing-cycles>
    <meta:generator>LibreOffice/6.0.7.3$Linux_X86_64 LibreOffice_project/00m0$Build-3</meta:generator>
    <meta:document-statistic meta:table-count="2" meta:image-count="0" meta:object-count="0" meta:page-count="5" meta:paragraph-count="99" meta:word-count="931" meta:character-count="6720" meta:non-whitespace-character-count="5540"/>
  </office:meta>
</office:document-meta>
</file>